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7"/>
    <style:style style:name="ce3" style:family="table-cell" style:parent-style-name="Default" style:data-style-name="N2"/>
    <style:style style:name="ce4" style:family="table-cell" style:parent-style-name="Default" style:data-style-name="N37"/>
    <style:style style:name="ce5" style:family="table-cell" style:parent-style-name="Default" style:data-style-name="N27">
      <style:table-cell-properties fo:border-top="thin solid #A9D08E" fo:border-bottom="thin solid #A9D08E" fo:border-left="thin solid #A9D08E" fo:border-right="none" fo:background-color="#E2EFDA"/>
    </style:style>
    <style:style style:name="ce6" style:family="table-cell" style:parent-style-name="Default" style:data-style-name="N38">
      <style:table-cell-properties fo:border-top="thin solid #A9D08E" fo:border-bottom="thin solid #A9D08E" fo:border-left="none" fo:border-right="none" fo:background-color="#E2EFDA"/>
    </style:style>
    <style:style style:name="ce7" style:family="table-cell" style:parent-style-name="Default" style:data-style-name="N27">
      <style:table-cell-properties fo:border-top="thin solid #A9D08E" fo:border-bottom="thin solid #A9D08E" fo:border-left="thin solid #A9D08E" fo:border-right="none"/>
    </style:style>
    <style:style style:name="ce8" style:family="table-cell" style:parent-style-name="Default" style:data-style-name="N38">
      <style:table-cell-properties fo:border-top="thin solid #A9D08E" fo:border-bottom="thin solid #A9D08E" fo:border-left="none" fo:border-right="none"/>
    </style:style>
    <style:style style:name="ce9" style:family="table-cell" style:parent-style-name="Default" style:data-style-name="N39">
      <style:table-cell-properties fo:border-top="thin solid #A9D08E" fo:border-bottom="thin solid #A9D08E" fo:border-left="none" fo:border-right="none" fo:background-color="#E2EFDA"/>
    </style:style>
    <style:style style:name="ce10" style:family="table-cell" style:parent-style-name="Default" style:data-style-name="N39">
      <style:table-cell-properties fo:border-top="thin solid #A9D08E" fo:border-bottom="thin solid #A9D08E" fo:border-left="none" fo:border-right="thin solid #A9D08E" fo:background-color="#E2EFDA"/>
    </style:style>
    <style:style style:name="ce11" style:family="table-cell" style:parent-style-name="Default" style:data-style-name="N39">
      <style:table-cell-properties fo:border-top="thin solid #A9D08E" fo:border-bottom="thin solid #A9D08E" fo:border-left="none" fo:border-right="none"/>
    </style:style>
    <style:style style:name="ce12" style:family="table-cell" style:parent-style-name="Default" style:data-style-name="N39">
      <style:table-cell-properties fo:border-top="thin solid #A9D08E" fo:border-bottom="thin solid #A9D08E" fo:border-left="none" fo:border-right="thin solid #A9D08E"/>
    </style:style>
    <style:style style:name="co1" style:family="table-column">
      <style:table-column-properties fo:break-before="auto" style:column-width="2.91041666666667cm" style:use-optimal-column-width="true"/>
    </style:style>
    <style:style style:name="co2" style:family="table-column">
      <style:table-column-properties fo:break-before="auto" style:column-width="2.06375cm" style:use-optimal-column-width="true"/>
    </style:style>
    <style:style style:name="co3" style:family="table-column">
      <style:table-column-properties fo:break-before="auto" style:column-width="3.46604166666667cm" style:use-optimal-column-width="true"/>
    </style:style>
    <style:style style:name="co4" style:family="table-column">
      <style:table-column-properties fo:break-before="auto" style:column-width="3.83645833333333cm" style:use-optimal-column-width="true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1.508125cm" style:use-optimal-column-width="true"/>
    </style:style>
    <style:style style:name="co7" style:family="table-column">
      <style:table-column-properties fo:break-before="auto" style:column-width="4.23333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ccuracyLE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Column1</text:p>
          </table:table-cell>
          <table:table-cell office:value-type="string" table:style-name="ce1">
            <text:p>Column2</text:p>
          </table:table-cell>
          <table:table-cell office:value-type="string" table:style-name="ce1">
            <text:p>Column3</text:p>
          </table:table-cell>
          <table:table-cell office:value-type="string" table:style-name="ce1">
            <text:p>Column4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1" table:style-name="ce1">
            <text:p>1</text:p>
          </table:table-cell>
          <table:table-cell office:value-type="float" office:value="26.748490446426299" table:style-name="ce3">
            <text:p>26.75</text:p>
          </table:table-cell>
          <table:table-cell office:value-type="float" office:value="3.0034815144497899E-2" table:style-name="ce3">
            <text:p>0.03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2" table:style-name="ce1">
            <text:p>2</text:p>
          </table:table-cell>
          <table:table-cell office:value-type="float" office:value="83.576676945828297" table:style-name="ce3">
            <text:p>83.58</text:p>
          </table:table-cell>
          <table:table-cell office:value-type="float" office:value="9.4675522198735498E-2" table:style-name="ce3">
            <text:p>0.09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3" table:style-name="ce1">
            <text:p>3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 table:style-name="ce2"/>
          <table:table-cell office:value-type="float" office:value="4" table:style-name="ce1">
            <text:p>4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 table:style-name="ce2"/>
          <table:table-cell office:value-type="float" office:value="5" table:style-name="ce1">
            <text:p>5</text:p>
          </table:table-cell>
          <table:table-cell office:value-type="float" office:value="481.66671208672102" table:style-name="ce3">
            <text:p>481.67</text:p>
          </table:table-cell>
          <table:table-cell office:value-type="float" office:value="0.54727208995133303" table:style-name="ce3">
            <text:p>0.55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6" table:style-name="ce1">
            <text:p>6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 table:style-name="ce2"/>
          <table:table-cell office:value-type="float" office:value="7" table:style-name="ce1">
            <text:p>7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 table:style-name="ce2"/>
          <table:table-cell office:value-type="float" office:value="8" table:style-name="ce1">
            <text:p>8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 table:style-name="ce2"/>
          <table:table-cell office:value-type="float" office:value="9" table:style-name="ce1">
            <text:p>9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 table:style-name="ce2"/>
          <table:table-cell office:value-type="float" office:value="10" table:style-name="ce1">
            <text:p>10</text:p>
          </table:table-cell>
          <table:table-cell office:value-type="float" office:value="1903.4821933588701" table:style-name="ce3">
            <text:p>1903.48</text:p>
          </table:table-cell>
          <table:table-cell office:value-type="float" office:value="2.1636873851033598" table:style-name="ce3">
            <text:p>2.16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float" office:value="11" table:style-name="ce1">
            <text:p>11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 table:style-name="ce2"/>
          <table:table-cell office:value-type="float" office:value="12" table:style-name="ce1">
            <text:p>12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 table:style-name="ce2"/>
          <table:table-cell office:value-type="float" office:value="13" table:style-name="ce1">
            <text:p>13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 table:style-name="ce2"/>
          <table:table-cell office:value-type="float" office:value="14" table:style-name="ce1">
            <text:p>14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 table:style-name="ce2"/>
          <table:table-cell office:value-type="float" office:value="15" table:style-name="ce1">
            <text:p>15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 table:style-name="ce2"/>
          <table:table-cell office:value-type="float" office:value="16" table:style-name="ce1">
            <text:p>16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 table:style-name="ce2"/>
          <table:table-cell office:value-type="float" office:value="17" table:style-name="ce1">
            <text:p>17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 table:style-name="ce2"/>
          <table:table-cell office:value-type="float" office:value="18" table:style-name="ce1">
            <text:p>18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 table:style-name="ce2"/>
          <table:table-cell office:value-type="float" office:value="19" table:style-name="ce1">
            <text:p>19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 table:style-name="ce2"/>
          <table:table-cell office:value-type="float" office:value="20" table:style-name="ce1">
            <text:p>20</text:p>
          </table:table-cell>
          <table:table-cell office:value-type="float" office:value="7590.7971712569397" table:style-name="ce3">
            <text:p>7590.80</text:p>
          </table:table-cell>
          <table:table-cell office:value-type="float" office:value="8.6289331189622605" table:style-name="ce3">
            <text:p>8.63</text:p>
          </table:table-cell>
          <table:table-cell table:number-columns-repeated="16380"/>
        </table:table-row>
        <table:table-row table:number-rows-repeated="2" table:style-name="ro1">
          <table:table-cell table:style-name="ce2"/>
          <table:table-cell table:style-name="ce1"/>
          <table:table-cell table:number-columns-repeated="2" table:style-name="ce3"/>
          <table:table-cell table:number-columns-repeated="16380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table:style-name="ce2"/>
          <table:table-cell table:number-columns-repeated="4" table:style-name="ce1"/>
          <table:table-cell table:style-name="ce1">
            <draw:frame draw:z-index="1" draw:id="id0" draw:style-name="a0" draw:name="Graphique 1" svg:x="0.70833in" svg:y="0.04167in" svg:width="8.63542in" svg:height="4.78646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number-rows-repeated="1048551" table:style-name="ro1">
          <table:table-cell table:number-columns-repeated="16384"/>
        </table:table-row>
      </table:table>
      <table:table table:name="AccuracyDeep" table:style-name="ta1">
        <table:table-column table:style-name="co1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5" table:number-columns-repeated="16380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date" office:date-value="2024-08-26T15:57:22" table:style-name="ce5">
            <text:p>26/08/2024 15:57</text:p>
          </table:table-cell>
          <table:table-cell office:value-type="time" office:time-value="PT0H1M0S" table:style-name="ce6">
            <text:p>00:01:00</text:p>
          </table:table-cell>
          <table:table-cell office:value-type="float" office:value="33.3971933059698" table:style-name="ce9">
            <text:p>33.397193</text:p>
          </table:table-cell>
          <table:table-cell office:value-type="float" office:value="2.6495897354853203E-4" table:style-name="ce10">
            <text:p>0.000265</text:p>
          </table:table-cell>
          <table:table-cell table:number-columns-repeated="16380"/>
        </table:table-row>
        <table:table-row table:style-name="ro1">
          <table:table-cell office:value-type="date" office:date-value="2024-08-26T15:57:20" table:style-name="ce7">
            <text:p>26/08/2024 15:57</text:p>
          </table:table-cell>
          <table:table-cell office:value-type="time" office:time-value="PT0H2M0S" table:style-name="ce8">
            <text:p>00:02:00</text:p>
          </table:table-cell>
          <table:table-cell office:value-type="float" office:value="34.523976936106301" table:style-name="ce11">
            <text:p>34.523977</text:p>
          </table:table-cell>
          <table:table-cell office:value-type="float" office:value="2.6858196778456602E-4" table:style-name="ce12">
            <text:p>0.000269</text:p>
          </table:table-cell>
          <table:table-cell table:number-columns-repeated="16380"/>
        </table:table-row>
        <table:table-row table:style-name="ro1">
          <table:table-cell office:value-type="date" office:date-value="2024-08-26T15:57:21" table:style-name="ce5">
            <text:p>26/08/2024 15:57</text:p>
          </table:table-cell>
          <table:table-cell office:value-type="time" office:time-value="PT0H3M0S" table:style-name="ce6">
            <text:p>00:03:00</text:p>
          </table:table-cell>
          <table:table-cell office:value-type="float" office:value="36.626492869037598" table:style-name="ce9">
            <text:p>36.626493</text:p>
          </table:table-cell>
          <table:table-cell office:value-type="float" office:value="2.7469166096834497E-4" table:style-name="ce10">
            <text:p>0.000275</text:p>
          </table:table-cell>
          <table:table-cell table:number-columns-repeated="16380"/>
        </table:table-row>
        <table:table-row table:style-name="ro1">
          <table:table-cell office:value-type="date" office:date-value="2024-08-26T15:57:23" table:style-name="ce7">
            <text:p>26/08/2024 15:57</text:p>
          </table:table-cell>
          <table:table-cell office:value-type="time" office:time-value="PT0H4M0S" table:style-name="ce8">
            <text:p>00:04:00</text:p>
          </table:table-cell>
          <table:table-cell office:value-type="float" office:value="39.963890957030003" table:style-name="ce11">
            <text:p>39.963891</text:p>
          </table:table-cell>
          <table:table-cell office:value-type="float" office:value="2.8338198806633202E-4" table:style-name="ce12">
            <text:p>0.000283</text:p>
          </table:table-cell>
          <table:table-cell table:number-columns-repeated="16380"/>
        </table:table-row>
        <table:table-row table:style-name="ro1">
          <table:table-cell office:value-type="date" office:date-value="2024-08-26T15:57:24" table:style-name="ce5">
            <text:p>26/08/2024 15:57</text:p>
          </table:table-cell>
          <table:table-cell office:value-type="time" office:time-value="PT0H5M0S" table:style-name="ce6">
            <text:p>00:05:00</text:p>
          </table:table-cell>
          <table:table-cell office:value-type="float" office:value="44.777208868264402" table:style-name="ce9">
            <text:p>44.777209</text:p>
          </table:table-cell>
          <table:table-cell office:value-type="float" office:value="2.94770011317613E-4" table:style-name="ce10">
            <text:p>0.000295</text:p>
          </table:table-cell>
          <table:table-cell table:number-columns-repeated="16380"/>
        </table:table-row>
        <table:table-row table:style-name="ro1">
          <table:table-cell office:value-type="date" office:date-value="2024-08-26T15:57:22" table:style-name="ce7">
            <text:p>26/08/2024 15:57</text:p>
          </table:table-cell>
          <table:table-cell office:value-type="time" office:time-value="PT0H6M0S" table:style-name="ce8">
            <text:p>00:06:00</text:p>
          </table:table-cell>
          <table:table-cell office:value-type="float" office:value="51.2305416477694" table:style-name="ce11">
            <text:p>51.230542</text:p>
          </table:table-cell>
          <table:table-cell office:value-type="float" office:value="3.0898116066625802E-4" table:style-name="ce12">
            <text:p>0.000309</text:p>
          </table:table-cell>
          <table:table-cell table:number-columns-repeated="4"/>
          <table:table-cell table:style-name="ce1">
            <draw:frame draw:z-index="1" draw:id="id1" draw:style-name="a1" draw:name="Graphique 1" svg:x="0in" svg:y="0in" svg:width="8.63542in" svg:height="4.78646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style-name="ro1">
          <table:table-cell office:value-type="date" office:date-value="2024-08-26T15:57:25" table:style-name="ce5">
            <text:p>26/08/2024 15:57</text:p>
          </table:table-cell>
          <table:table-cell office:value-type="time" office:time-value="PT0H7M0S" table:style-name="ce6">
            <text:p>00:07:00</text:p>
          </table:table-cell>
          <table:table-cell table:style-name="ce9"/>
          <table:table-cell table:style-name="ce10"/>
          <table:table-cell table:number-columns-repeated="16380"/>
        </table:table-row>
        <table:table-row table:style-name="ro1">
          <table:table-cell office:value-type="date" office:date-value="2024-08-26T15:57:24" table:style-name="ce7">
            <text:p>26/08/2024 15:57</text:p>
          </table:table-cell>
          <table:table-cell office:value-type="time" office:time-value="PT0H8M0S" table:style-name="ce8">
            <text:p>00:08:00</text:p>
          </table:table-cell>
          <table:table-cell office:value-type="float" office:value="69.299334237710099" table:style-name="ce11">
            <text:p>69.299334</text:p>
          </table:table-cell>
          <table:table-cell office:value-type="float" office:value="3.4634245829353298E-4" table:style-name="ce12">
            <text:p>0.000346</text:p>
          </table:table-cell>
          <table:table-cell table:number-columns-repeated="16380"/>
        </table:table-row>
        <table:table-row table:style-name="ro1">
          <table:table-cell office:value-type="date" office:date-value="2024-08-26T15:57:20" table:style-name="ce5">
            <text:p>26/08/2024 15:57</text:p>
          </table:table-cell>
          <table:table-cell office:value-type="time" office:time-value="PT0H9M0S" table:style-name="ce6">
            <text:p>00:09:00</text:p>
          </table:table-cell>
          <table:table-cell office:value-type="float" office:value="80.904455582927298" table:style-name="ce9">
            <text:p>80.904456</text:p>
          </table:table-cell>
          <table:table-cell office:value-type="float" office:value="3.69689520320918E-4" table:style-name="ce10">
            <text:p>0.000370</text:p>
          </table:table-cell>
          <table:table-cell table:number-columns-repeated="16380"/>
        </table:table-row>
        <table:table-row table:style-name="ro1">
          <table:table-cell office:value-type="date" office:date-value="2024-08-26T15:57:25" table:style-name="ce7">
            <text:p>26/08/2024 15:57</text:p>
          </table:table-cell>
          <table:table-cell office:value-type="time" office:time-value="PT0H10M0S" table:style-name="ce8">
            <text:p>00:10:00</text:p>
          </table:table-cell>
          <table:table-cell office:value-type="float" office:value="94.180929177909206" table:style-name="ce11">
            <text:p>94.180929</text:p>
          </table:table-cell>
          <table:table-cell office:value-type="float" office:value="3.96245381763763E-4" table:style-name="ce12">
            <text:p>0.000396</text:p>
          </table:table-cell>
          <table:table-cell table:number-columns-repeated="16380"/>
        </table:table-row>
        <table:table-row table:number-rows-repeated="5" table:style-name="ro1">
          <table:table-cell table:style-name="ce1"/>
          <table:table-cell table:style-name="ce3"/>
          <table:table-cell table:style-name="ce4"/>
          <table:table-cell table:number-columns-repeated="16381" table:style-name="ce1"/>
        </table:table-row>
        <table:table-row table:number-rows-repeated="5" table:style-name="ro1">
          <table:table-cell/>
          <table:table-cell table:style-name="ce3"/>
          <table:table-cell table:style-name="ce4"/>
          <table:table-cell table:number-columns-repeated="16381"/>
        </table:table-row>
        <table:table-row table:number-rows-repeated="23" table:style-name="ro1">
          <table:table-cell/>
          <table:table-cell table:number-columns-repeated="2" table:style-name="ce3"/>
          <table:table-cell table:number-columns-repeated="16381"/>
        </table:table-row>
        <table:table-row table:number-rows-repeated="1048532" table:style-name="ro1">
          <table:table-cell table:number-columns-repeated="16384"/>
        </table:table-row>
      </table:table>
      <table:database-ranges>
        <table:database-range table:target-range-address="AccuracyLEO.A1:AccuracyLEO.D25" table:name="AccuracyLEO" table:display-filter-buttons="true" table:on-update-keep-size="false" table:on-update-keep-styles="true" table:refresh-delay="false">
          <table:database-source-sql table:database-name="Provider=Microsoft.Mashup.OleDb.1;Data Source=$Workbook$;Location=AccuracyLEO;Extended Properties=&quot;&quot;" table:sql-statement="SELECT * FROM [AccuracyLEO]"/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date-style style:name="N27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37">
      <number:number number:decimal-places="4" number:min-decimal-places="4" number:min-integer-digits="1"/>
    </number:number-style>
    <number:time-style style:name="N3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39">
      <number:number number:decimal-places="6" number:min-decimal-places="6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01</meta:generator>
    <meta:initial-creator>Sylvain GUILLET</meta:initial-creator>
    <dc:creator>Sylvain GUILLET</dc:creator>
    <meta:creation-date>2024-08-26T12:51:11Z</meta:creation-date>
    <dc:date>2024-08-26T14:20:50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2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2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2" style:data-style-name="N2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interpolation="cubic-splin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ignore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  <style:style style:family="chart" style:name="G1S0">
      <style:chart-properties chart:symbol-type="none" chart:connect-bars="false" chart:interpolation="cubic-splin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</office:automatic-styles>
  <office:body>
    <office:chart>
      <chart:chart chart:class="chart:line" svg:height="344.6249606299212pt" svg:width="621.75pt" chart:style-name="Crt0"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0" text:class-names="" text:cond-style-name="">Step size (s)</text:p>
            </chart:title>
            <chart:categories table:cell-range-address="AccuracyLEO.$B$2:.$B$21"/>
          </chart:axis>
          <chart:axis chart:dimension="y" chart:name="primary-y" chart:style-name="Axs1">
            <chart:title chart:style-name="AT01">
              <text:p text:style-name="a1" text:class-names="" text:cond-style-name="">Delta P (m)</text:p>
            </chart:title>
            <chart:grid chart:class="major" chart:style-name="GMa1"/>
          </chart:axis>
          <chart:axis chart:dimension="y" chart:name="secondary-y" chart:style-name="Axs2">
            <chart:title chart:style-name="AT02">
              <text:p text:style-name="a2" text:class-names="" text:cond-style-name="">Delta V (m/s)</text:p>
            </chart:title>
          </chart:axis>
          <chart:axis chart:dimension="x" chart:name="secondary-X" chart:style-name="Axs3">
            <chart:categories table:cell-range-address="AccuracyLEO.$B$2:.$B$21"/>
          </chart:axis>
          <chart:series chart:values-cell-range-address="AccuracyLEO.$C$2:.$C$21" chart:class="chart:line" chart:attached-axis="primary-y" chart:style-name="G0S0">
            <chart:data-point chart:repeated="20"/>
          </chart:series>
          <chart:series chart:values-cell-range-address="AccuracyLEO.$D$2:.$D$21" chart:class="chart:line" chart:attached-axis="secondary-y" chart:style-name="G1S0">
            <chart:data-point chart:repeated="2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time-style style:name="N3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38">
      <number:number number:decimal-places="6" number:min-decimal-places="6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2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8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2" style:data-style-name="N38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end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37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interpolation="cubic-splin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ignore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  <style:style style:family="chart" style:name="G1S0">
      <style:chart-properties chart:symbol-type="none" chart:connect-bars="false" chart:interpolation="cubic-splin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</office:automatic-styles>
  <office:body>
    <office:chart>
      <chart:chart chart:class="chart:line" svg:height="344.6249606299212pt" svg:width="621.75pt" chart:style-name="Crt0"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0" text:class-names="" text:cond-style-name="">Step size (m)</text:p>
            </chart:title>
            <chart:categories table:cell-range-address="AccuracyLEO.$B$2:.$B$21"/>
          </chart:axis>
          <chart:axis chart:dimension="y" chart:name="primary-y" chart:style-name="Axs1">
            <chart:title chart:style-name="AT01">
              <text:p text:style-name="a1" text:class-names="" text:cond-style-name="">Delta P (m)</text:p>
            </chart:title>
            <chart:grid chart:class="major" chart:style-name="GMa1"/>
          </chart:axis>
          <chart:axis chart:dimension="y" chart:name="secondary-y" chart:style-name="Axs2">
            <chart:title chart:style-name="AT02">
              <text:p text:style-name="a2" text:class-names="" text:cond-style-name="">Delta V (m/s)</text:p>
            </chart:title>
          </chart:axis>
          <chart:axis chart:dimension="x" chart:name="secondary-X" chart:style-name="Axs3">
            <chart:categories table:cell-range-address="AccuracyDeep.$B$2:.$B$11"/>
          </chart:axis>
          <chart:series chart:values-cell-range-address="AccuracyDeep.$C$2:.$C$11" chart:class="chart:line" chart:attached-axis="primary-y" chart:style-name="G0S0">
            <chart:data-point chart:repeated="10"/>
          </chart:series>
          <chart:series chart:values-cell-range-address="AccuracyDeep.$D$2:.$D$11" chart:class="chart:line" chart:attached-axis="secondary-y" chart:style-name="G1S0">
            <chart:data-point chart:repeated="1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